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5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Bezeichnung</text:p>
          </table:table-cell>
          <table:table-cell table:style-name="ce3" office:value-type="string">
            <text:p>Betrag</text:p>
          </table:table-cell>
          <table:table-cell table:style-name="ce6" office:value-type="string">
            <text:p>M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Blaue Kartoffel Chips, aus </text:p>
          </table:table-cell>
          <table:table-cell table:style-name="ce4" office:value-type="currency" office:currency="EUR" office:value="2.79">
            <text:p>2,79 €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Café Blanc, Weiße Bio Schok</text:p>
          </table:table-cell>
          <table:table-cell table:style-name="ce4" office:value-type="currency" office:currency="EUR" office:value="2.5">
            <text:p>2,50 €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Lautaro Bio-Sauvignon Blanc</text:p>
          </table:table-cell>
          <table:table-cell table:style-name="ce4" office:value-type="currency" office:currency="EUR" office:value="6000.5">
            <text:p>6.000,50 €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.701cm" fo:page-height="27.94cm" fo:margin-left="0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00:53:50</meta:print-date>
    <dc:date>2014-11-26T00:54:33</dc:date>
    <dc:creator>Markus Voge</dc:creator>
    <meta:editing-duration>PT7M31S</meta:editing-duration>
    <meta:editing-cycles>1</meta:editing-cycles>
    <meta:document-statistic meta:table-count="3" meta:cell-count="12" meta:object-count="0"/>
    <meta:generator>LibreOffice/3.5$Linux_x86 LibreOffice_project/350m1$Build-2</meta:generator>
  </office:meta>
</office:document-meta>
</file>